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PropertyEditorTests.sunnyDayS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yteArrayPropertyEditorTests.getAsTextReturnsEmptyStringIfValu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